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ada-type-gibson" svg:font-family="canada-type-gibson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14dab0" officeooo:paragraph-rsid="0014dab0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4dab0" officeooo:paragraph-rsid="0014dab0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13b3" officeooo:paragraph-rsid="001613b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613b3" officeooo:paragraph-rsid="001ca62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f61f" officeooo:paragraph-rsid="0017f61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f61f" officeooo:paragraph-rsid="00190d72" style:font-size-asian="12.25pt" style:font-weight-asian="bold" style:font-size-complex="14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4pt" fo:font-weight="bold" officeooo:rsid="0017f61f" officeooo:paragraph-rsid="001ac076" style:font-size-asian="12.25pt" style:font-weight-asian="bold" style:font-size-complex="14pt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weight="bold" officeooo:rsid="0017f61f" officeooo:paragraph-rsid="001ca623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7f61f" officeooo:paragraph-rsid="001ca62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ca623" officeooo:paragraph-rsid="001ca623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613b3" officeooo:paragraph-rsid="001613b3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1613b3" officeooo:paragraph-rsid="001613b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613b3" officeooo:paragraph-rsid="001ca623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font-weight="normal" officeooo:rsid="0017f61f" officeooo:paragraph-rsid="001ca62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7f61f" officeooo:paragraph-rsid="001613b3" style:font-size-asian="12.25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1ca623"/>
    </style:style>
    <style:style style:name="P17" style:family="paragraph" style:parent-style-name="Standard">
      <style:paragraph-properties fo:text-align="start" style:justify-single-word="false"/>
      <style:text-properties officeooo:rsid="001613b3" officeooo:paragraph-rsid="001613b3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666666" fo:letter-spacing="normal" officeooo:rsid="001ac076" officeooo:paragraph-rsid="001ac076"/>
    </style:style>
    <style:style style:name="P19" style:family="paragraph" style:parent-style-name="Standard">
      <style:paragraph-properties fo:text-align="center" style:justify-single-word="false"/>
      <style:text-properties fo:font-size="26pt" fo:font-weight="bold" officeooo:rsid="0014dab0" officeooo:paragraph-rsid="0014dab0" style:font-size-asian="26pt" style:font-weight-asian="bold" style:font-size-complex="26pt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1ca623" officeooo:paragraph-rsid="001ca62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0d72" style:font-weight-asian="normal" style:font-weight-complex="normal"/>
    </style:style>
    <style:style style:name="T3" style:family="text">
      <style:text-properties fo:font-weight="normal" officeooo:rsid="001ac076" style:font-weight-asian="normal" style:font-weight-complex="normal"/>
    </style:style>
    <style:style style:name="T4" style:family="text">
      <style:text-properties fo:font-weight="normal" officeooo:rsid="0017f61f" style:font-weight-asian="normal" style:font-weight-complex="normal"/>
    </style:style>
    <style:style style:name="T5" style:family="text">
      <style:text-properties fo:font-weight="normal" officeooo:rsid="001ca623" style:font-weight-asian="normal" style:font-weight-complex="normal"/>
    </style:style>
    <style:style style:name="T6" style:family="text">
      <style:text-properties fo:font-weight="normal" officeooo:rsid="001d0471" style:font-weight-asian="normal" style:font-weight-complex="normal"/>
    </style:style>
    <style:style style:name="T7" style:family="text">
      <style:text-properties style:font-name="canada-type-gibson" fo:font-style="normal" fo:font-weight="normal"/>
    </style:style>
    <style:style style:name="T8" style:family="text">
      <style:text-properties fo:font-variant="normal" fo:text-transform="none" fo:color="#666666" style:font-name="canada-type-gibson" fo:font-size="20pt" fo:letter-spacing="normal" fo:font-style="normal" fo:font-weight="normal" style:font-size-asian="17.5pt" style:font-size-complex="20pt"/>
    </style:style>
    <style:style style:name="T9" style:family="text">
      <style:text-properties officeooo:rsid="0017f61f"/>
    </style:style>
    <style:style style:name="T10" style:family="text">
      <style:text-properties fo:font-size="14pt" fo:font-weight="normal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613b3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ac076" style:font-size-asian="12.25pt" style:font-weight-asian="normal" style:font-size-complex="14pt" style:font-weight-complex="normal"/>
    </style:style>
    <style:style style:name="T13" style:family="text">
      <style:text-properties officeooo:rsid="00190d72"/>
    </style:style>
    <style:style style:name="T14" style:family="text">
      <style:text-properties fo:font-size="20pt" fo:font-weight="bold" style:font-size-asian="17.5pt" style:font-weight-asian="bold" style:font-size-complex="20pt" style:font-weight-complex="bold"/>
    </style:style>
    <style:style style:name="T15" style:family="text">
      <style:text-properties officeooo:rsid="001ca6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52in" fo:text-indent="-0.25in" fo:margin-left="3.0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02in" fo:text-indent="-0.25in" fo:margin-left="3.3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52in" fo:text-indent="-0.25in" fo:margin-left="3.5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02in" fo:text-indent="-0.25in" fo:margin-left="3.8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52in" fo:text-indent="-0.25in" fo:margin-left="4.0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ravellerspedia</text:p>
      <text:p text:style-name="P1"><text:span text:style-name="T8"/></text:p>
      <text:p text:style-name="P18"><text:span text:style-name="T7">NOTE:This is not the final document it might be extended as the functionalities are added the the system.</text:span></text:p>
      <text:p text:style-name="P18"><text:span text:style-name="T7"/></text:p>
      <text:p text:style-name="P17"><text:span text:style-name="T14">Application Overview </text:span></text:p>
      <text:p text:style-name="P2"/>
      <text:p text:style-name="P3"/>
      <text:p text:style-name="P3">Phase -I</text:p>
      <text:p text:style-name="P11"><text:tab/><text:tab/>User Registration and User Login.</text:p>
      <text:p text:style-name="P11"><text:tab/><text:tab/><text:tab/></text:p>
      <text:list xml:id="list1604442786" text:style-name="L1">
        <text:list-item>
          <text:p text:style-name="P12">Registration screen</text:p>
        </text:list-item>
        <text:list-item>
          <text:p text:style-name="P12">Login screen</text:p>
        </text:list-item>
        <text:list-item>
          <text:p text:style-name="P12">Forget Password screen</text:p>
        </text:list-item>
      </text:list>
      <text:p text:style-name="P15"/>
      <text:p text:style-name="P5">Phase -II</text:p>
      <text:p text:style-name="P11"><text:tab/><text:tab/><text:span text:style-name="T9">User Profile &amp; Others</text:span></text:p>
      <text:p text:style-name="P11"/>
      <text:list xml:id="list409349932" text:style-name="L4">
        <text:list-item>
          <text:p text:style-name="P20"><text:span text:style-name="T12">P</text:span><text:span text:style-name="T10">assword Change.</text:span></text:p>
        </text:list-item>
        <text:list-item>
          <text:p text:style-name="P8"><text:span text:style-name="T3">Yet to discover</text:span></text:p>
          <text:p text:style-name="P8"><text:span text:style-name="T3"/></text:p>
        </text:list-item>
      </text:list>
      <text:p text:style-name="P4">Phase-II<text:span text:style-name="T15">I</text:span></text:p>
      <text:p text:style-name="P13"><text:tab/><text:tab/>User Posting <text:span text:style-name="T9">P</text:span>ost &amp; <text:span text:style-name="T9">N</text:span>ews <text:span text:style-name="T9">F</text:span>eed</text:p>
      <text:p text:style-name="P13"><text:tab/><text:tab/><text:tab/><text:tab/></text:p>
      <text:list xml:id="list2520745517" text:style-name="L2">
        <text:list-item>
          <text:p text:style-name="P16"><text:span text:style-name="T11">Creating post </text:span></text:p>
        </text:list-item>
        <text:list-item>
          <text:p text:style-name="P14">Highlights and news around you</text:p>
        </text:list-item>
        <text:list-item>
          <text:p text:style-name="P14">News Feed Section</text:p>
        </text:list-item>
      </text:list>
      <text:p text:style-name="P11"/>
      <text:p text:style-name="P5">Phase -IV</text:p>
      <text:p text:style-name="P5"><text:tab/><text:tab/><text:span text:style-name="T1">Message Service</text:span></text:p>
      <text:p text:style-name="P5"><text:span text:style-name="T1"/></text:p>
      <text:list xml:id="list205831093988610" text:continue-list="list409349932" text:style-name="L4">
        <text:list-item>
          <text:p text:style-name="P7"><text:span text:style-name="T3">Yet to discover</text:span></text:p>
        </text:list-item>
      </text:list>
      <text:p text:style-name="P5"><text:span text:style-name="T1"/></text:p>
      <text:p text:style-name="P5"><text:span text:style-name="T1"/></text:p>
      <text:p text:style-name="P5">Functional Requirements<text:span text:style-name="T1"> :</text:span></text:p>
      <text:p text:style-name="P5"><text:span text:style-name="T1"/></text:p>
      <text:p text:style-name="P5"><text:span text:style-name="T1"><text:tab/><text:tab/><text:tab/><text:tab/>1.Registration Page.</text:span></text:p>
      <text:p text:style-name="P5"><text:span text:style-name="T1"><text:tab/><text:tab/><text:tab/><text:tab/>2.Login Page.</text:span></text:p>
      <text:p text:style-name="P5"><text:span text:style-name="T1"><text:tab/><text:tab/><text:tab/><text:tab/>3.</text:span><text:span text:style-name="T2">Forget Password.</text:span></text:p>
      <text:p text:style-name="P5"><text:span text:style-name="T2"><text:tab/><text:tab/><text:tab/><text:tab/></text:span><text:span text:style-name="T6">4.Password Change.</text:span></text:p>
      <text:p text:style-name="P5"><text:span text:style-name="T1"/></text:p>
      <text:p text:style-name="P5">1.Registration Page:</text:p>
      <text:p text:style-name="P5"><text:soft-page-break/><text:span text:style-name="T1"><text:tab/><text:tab/><text:tab/><text:tab/>A new user can enroll in to the system using this function,the starting node of the application.</text:span></text:p>
      <text:p text:style-name="P5"><text:span text:style-name="T1"/></text:p>
      <text:p text:style-name="P5"><text:span text:style-name="T1"><text:tab/><text:tab/><text:tab/>Function name : <text:s text:c="3"/></text:span>registration_process()</text:p>
      <text:p text:style-name="P5"><text:tab/><text:tab/><text:tab/><text:span text:style-name="T1">Parameters<text:tab/> <text:s text:c="4"/>: <text:tab/>First Name,</text:span></text:p>
      <text:p text:style-name="P5"><text:span text:style-name="T1"><text:tab/><text:tab/><text:tab/><text:tab/><text:tab/><text:tab/>Last Name,</text:span></text:p>
      <text:p text:style-name="P5"><text:span text:style-name="T1"><text:tab/><text:tab/><text:tab/><text:tab/><text:tab/><text:tab/>Email Address,</text:span></text:p>
      <text:p text:style-name="P5"><text:span text:style-name="T1"><text:tab/><text:tab/><text:tab/><text:tab/><text:tab/><text:tab/>Username,</text:span></text:p>
      <text:p text:style-name="P5"><text:span text:style-name="T1"><text:tab/><text:tab/><text:tab/><text:tab/><text:tab/><text:tab/>Gender,</text:span></text:p>
      <text:p text:style-name="P5"><text:span text:style-name="T1"><text:tab/><text:tab/><text:tab/><text:tab/><text:tab/><text:tab/>Password</text:span></text:p>
      <text:p text:style-name="P5"><text:span text:style-name="T1"><text:tab/><text:tab/><text:tab/>Response<text:tab/> <text:s text:c="2"/>:<text:tab/>{“Status”:True} <text:tab/><text:tab/>//</text:span><text:span text:style-name="T2">upon success </text:span></text:p>
      <text:p text:style-name="P5"><text:span text:style-name="T1"/></text:p>
      <text:p text:style-name="P6">2.Login Page:</text:p>
      <text:p text:style-name="P6"><text:span text:style-name="T1"><text:tab/><text:tab/><text:tab/><text:tab/></text:span><text:span text:style-name="T2">After </text:span><text:span text:style-name="T3">u</text:span><text:span text:style-name="T2">pon successful registration ,user comes here to check-in and access the application.</text:span></text:p>
      <text:p text:style-name="P6"><text:span text:style-name="T2"/></text:p>
      <text:p text:style-name="P6"><text:span text:style-name="T2"><text:s/></text:span></text:p>
      <text:p text:style-name="P6"><text:span text:style-name="T1"><text:tab/><text:tab/><text:tab/>Function name : <text:s text:c="3"/></text:span><text:span text:style-name="T13">login</text:span>_process()</text:p>
      <text:p text:style-name="P6"><text:tab/><text:tab/><text:tab/><text:span text:style-name="T1">Parameters<text:tab/> <text:s text:c="4"/>: <text:tab/></text:span><text:span text:style-name="T2">Username,</text:span></text:p>
      <text:p text:style-name="P6"><text:span text:style-name="T2"><text:tab/><text:tab/><text:tab/><text:tab/><text:tab/><text:tab/>Password</text:span></text:p>
      <text:p text:style-name="P6"><text:span text:style-name="T1"><text:tab/><text:tab/><text:tab/>Response<text:tab/> <text:s text:c="2"/>:<text:tab/>{“Status”:True}<text:tab/><text:tab/>//</text:span><text:span text:style-name="T2">upon success</text:span></text:p>
      <text:p text:style-name="P6"><text:span text:style-name="T1"><text:tab/></text:span></text:p>
      <text:p text:style-name="P6">3.<text:span text:style-name="T13">Forget Password:</text:span></text:p>
      <text:p text:style-name="P6"><text:span text:style-name="T2"><text:tab/><text:tab/><text:tab/><text:tab/>In-case of password /username is being forget by the user , this function will help to gain back the access to the system.</text:span></text:p>
      <text:p text:style-name="P6"><text:span text:style-name="T2"/></text:p>
      <text:p text:style-name="P6"><text:span text:style-name="T1"><text:tab/><text:tab/><text:tab/>Function name : <text:s text:c="3"/></text:span><text:span text:style-name="T13">reset_user</text:span>_process()</text:p>
      <text:p text:style-name="P6"><text:tab/><text:tab/><text:tab/><text:span text:style-name="T1">Parameters<text:tab/> <text:s text:c="4"/>: <text:tab/></text:span><text:span text:style-name="T2">Username </text:span><text:span text:style-name="T13">/ E</text:span><text:span text:style-name="T2">mail Address</text:span></text:p>
      <text:p text:style-name="P6"><text:span text:style-name="T2"><text:tab/><text:tab/><text:tab/>Response<text:tab/> <text:s text:c="2"/>:<text:tab/>{“Status”:True}<text:tab/><text:tab/></text:span><text:span text:style-name="T1">//</text:span><text:span text:style-name="T2">upon success</text:span></text:p>
      <text:p text:style-name="P6"><text:span text:style-name="T2"/></text:p>
      <text:p text:style-name="P10"><text:span text:style-name="T13">4.P</text:span>assword Change:</text:p>
      <text:p text:style-name="P10"><text:tab/><text:tab/><text:tab/><text:tab/><text:span text:style-name="T1">If the user decided to change the password.</text:span></text:p>
      <text:p text:style-name="P10"><text:span text:style-name="T1"/></text:p>
      <text:p text:style-name="P10"><text:span text:style-name="T1"><text:s/></text:span><text:span text:style-name="T4"><text:tab/><text:tab/><text:tab/>Function name : <text:s text:c="3"/></text:span>password_change_<text:span text:style-name="T13">process()</text:span></text:p>
      <text:p text:style-name="P9"><text:tab/><text:tab/><text:tab/><text:span text:style-name="T1">Parameters<text:tab/> <text:s text:c="4"/>: <text:tab/></text:span><text:span text:style-name="T5">old_password,</text:span></text:p>
      <text:p text:style-name="P9"><text:span text:style-name="T5"><text:tab/><text:tab/><text:tab/><text:tab/><text:tab/><text:tab/>new_password</text:span></text:p>
      <text:p text:style-name="P9"><text:span text:style-name="T2"><text:tab/><text:tab/><text:tab/>Response<text:tab/> <text:s text:c="2"/>:<text:tab/>{“Status”:True}<text:tab/><text:tab/></text:span><text:span text:style-name="T1">//</text:span><text:span text:style-name="T2">upon succ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nada-type-gibson" svg:font-family="canada-type-gibson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7:37:04.716967422</meta:creation-date>
    <dc:date>2019-08-16T18:27:37.410012964</dc:date>
    <meta:editing-duration>PT26M2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221" meta:character-count="1628" meta:non-whitespace-character-count="1285"/>
  </office:meta>
</office:document-meta>
</file>